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ercício – Funcionalidade: Aplicação de Cupom de Desconto</text:h>
      <text:h text:style-name="Heading_20_2" text:outline-level="2">🎯 Contexto</text:h>
      <text:p text:style-name="Text_20_body"><text:span text:style-name="Strong_20_Emphasis">Funcionalidade:</text:span> Aplicação de cupom no carrinho<text:line-break/><text:span text:style-name="Strong_20_Emphasis">Como</text:span> cliente da loja virtual<text:line-break/><text:span text:style-name="Strong_20_Emphasis">Quero</text:span> aplicar um cupom de desconto<text:line-break/><text:span text:style-name="Strong_20_Emphasis">Para</text:span> obter redução no valor total da compra</text:p>
      <text:p text:style-name="Horizontal_20_Line"/>
      <text:h text:style-name="Heading_20_2" text:outline-level="2">📋 Regras de Negócio</text:h>
      <text:p text:style-name="Text_20_body"><text:span text:style-name="Strong_20_Emphasis">RN01</text:span> – O valor mínimo do carrinho para aplicar cupom é <text:span text:style-name="Strong_20_Emphasis">R$ 100,00</text:span>.<text:line-break/><text:span text:style-name="Strong_20_Emphasis">RN02</text:span> – O cupom pode conceder:</text:p>
      <text:list text:style-name="L1">
        <text:list-item>
          <text:p text:style-name="P1">10% de desconto</text:p>
        </text:list-item>
        <text:list-item>
          <text:p text:style-name="P1">20% de desconto</text:p>
        </text:list-item>
        <text:list-item>
          <text:p text:style-name="P1">Frete grátis</text:p>
        </text:list-item>
      </text:list>
      <text:p text:style-name="Text_20_body"><text:span text:style-name="Strong_20_Emphasis">RN03</text:span> – Cupons expiram em 30 dias após sua criação.<text:line-break/><text:span text:style-name="Strong_20_Emphasis">RN04</text:span> – Apenas 1 cupom pode ser aplicado por compra.<text:line-break/><text:span text:style-name="Strong_20_Emphasis">RN05</text:span> – O fluxo correto é:</text:p>
      <text:list text:style-name="L2">
        <text:list-item>
          <text:p text:style-name="P2">Adicionar produtos ao carrinho</text:p>
        </text:list-item>
        <text:list-item>
          <text:p text:style-name="P2">Informar cupom</text:p>
        </text:list-item>
        <text:list-item>
          <text:p text:style-name="P2">Validar cupom</text:p>
        </text:list-item>
        <text:list-item>
          <text:p text:style-name="P2">Aplicar desconto</text:p>
        </text:list-item>
        <text:list-item>
          <text:p text:style-name="P2">Finalizar compra</text:p>
        </text:list-item>
      </text:list>
      <text:p text:style-name="Horizontal_20_Line"/>
      <text:h text:style-name="Heading_20_1" text:outline-level="1">🧠 Parte 1 – Particionamento de Equivalência</text:h>
      <text:p text:style-name="Text_20_body">Aplique a técnica para:</text:p>
      <text:list text:style-name="L3">
        <text:list-item>
          <text:p text:style-name="P3">RN01 (valor mínimo do carrinho)</text:p>
        </text:list-item>
        <text:list-item>
          <text:p text:style-name="P3">RN03 (validade do cupom)</text:p>
        </text:list-item>
      </text:list>
      <text:h text:style-name="Heading_20_3" text:outline-level="3">Sua tarefa:</text:h>
      <text:list text:style-name="L4">
        <text:list-item>
          <text:p text:style-name="P4">Definir classes válidas e inválidas</text:p>
        </text:list-item>
        <text:list-item>
          <text:p text:style-name="P4">Criar o <text:span text:style-name="Strong_20_Emphasis">mínimo de casos de teste para 100% de cobertura</text:span></text:p>
        </text:list-item>
        <text:list-item>
          <text:p text:style-name="P4"><text:soft-page-break/>Informar se a saída esperada é válida ou inválida</text:p>
        </text:list-item>
      </text:list>
      <text:p text:style-name="Horizontal_20_Line"/>
      <text:h text:style-name="Heading_20_1" text:outline-level="1">📏 Parte 2 – Análise de Valor Limite</text:h>
      <text:p text:style-name="Text_20_body">Aplique valor limite para:</text:p>
      <text:list text:style-name="L5">
        <text:list-item>
          <text:p text:style-name="P5">RN01 (R$ 100,00 mínimo)</text:p>
        </text:list-item>
        <text:list-item>
          <text:p text:style-name="P5">RN03 (30 dias de validade)</text:p>
        </text:list-item>
      </text:list>
      <text:h text:style-name="Heading_20_3" text:outline-level="3">Perguntas que devem gerar testes:</text:h>
      <text:list text:style-name="L6">
        <text:list-item>
          <text:p text:style-name="P6">O que acontece com R$ 99,99?</text:p>
        </text:list-item>
        <text:list-item>
          <text:p text:style-name="P6">E com R$ 100,00?</text:p>
        </text:list-item>
        <text:list-item>
          <text:p text:style-name="P6">E com R$ 100,01?</text:p>
        </text:list-item>
        <text:list-item>
          <text:p text:style-name="P6">Cupom com 29 dias?</text:p>
        </text:list-item>
        <text:list-item>
          <text:p text:style-name="P6">30 dias?</text:p>
        </text:list-item>
        <text:list-item>
          <text:p text:style-name="P6">31 dias?</text:p>
        </text:list-item>
      </text:list>
      <text:p text:style-name="Text_20_body">Crie os casos mínimos necessários.</text:p>
      <text:p text:style-name="Horizontal_20_Line"/>
      <text:h text:style-name="Heading_20_1" text:outline-level="1">📊 Parte 3 – Tabela de Decisão</text:h>
      <text:p text:style-name="Text_20_body">Considere:</text:p>
      <text:p text:style-name="Text_20_body">Condições:</text:p>
      <text:list text:style-name="L7">
        <text:list-item>
          <text:p text:style-name="P7">Carrinho ≥ R$100?</text:p>
        </text:list-item>
        <text:list-item>
          <text:p text:style-name="P7">Cupom válido (não expirado)?</text:p>
        </text:list-item>
        <text:list-item>
          <text:p text:style-name="P7">Já existe cupom aplicado?</text:p>
        </text:list-item>
      </text:list>
      <text:p text:style-name="Text_20_body">Ações:</text:p>
      <text:list text:style-name="L8">
        <text:list-item>
          <text:p text:style-name="P8">Aplicar desconto</text:p>
        </text:list-item>
        <text:list-item>
          <text:p text:style-name="P8">Exibir mensagem de erro</text:p>
        </text:list-item>
      </text:list>
      <text:p text:style-name="Text_20_body">Monte a tabela com todas as combinações possíveis e escreva os casos mínimos.</text:p>
      <text:p text:style-name="Horizontal_20_Line"/>
      <text:h text:style-name="Heading_20_1" text:outline-level="1">🔄 Parte 4 – Transição de Estado</text:h>
      <text:p text:style-name="Text_20_body">Baseado na RN05:</text:p>
      <text:p text:style-name="Text_20_body">Estados possíveis:</text:p>
      <text:list text:style-name="L9">
        <text:list-item>
          <text:p text:style-name="P9"><text:soft-page-break/>Carrinho vazio</text:p>
        </text:list-item>
        <text:list-item>
          <text:p text:style-name="P9">Carrinho com itens</text:p>
        </text:list-item>
        <text:list-item>
          <text:p text:style-name="P9">Cupom informado</text:p>
        </text:list-item>
        <text:list-item>
          <text:p text:style-name="P9">Cupom validado</text:p>
        </text:list-item>
        <text:list-item>
          <text:p text:style-name="P9">Compra finalizada</text:p>
        </text:list-item>
      </text:list>
      <text:h text:style-name="Heading_20_3" text:outline-level="3">Sua tarefa:</text:h>
      <text:list text:style-name="L10">
        <text:list-item>
          <text:p text:style-name="P10">Criar o diagrama mental de estados</text:p>
        </text:list-item>
        <text:list-item>
          <text:p text:style-name="P10">Escrever os testes que garantem cobertura completa</text:p>
        </text:list-item>
        <text:list-item>
          <text:p text:style-name="P10">Incluir pelo menos 2 fluxos inválidos (ex: tentar finalizar compra sem validar cupom)</text:p>
        </text:list-item>
      </text:list>
      <text:p text:style-name="Horizontal_20_Line"/>
      <text:h text:style-name="Heading_20_1" text:outline-level="1">🎯 Desafio Extra (Nível Analista)</text:h>
      <text:p text:style-name="Text_20_body">Imagine que o sistema permita aplicar cupom enquanto o carrinho está sendo atualizado (ex: usuário remove item após aplicar cupom).</text:p>
      <text:p text:style-name="Text_20_body">Responda:</text:p>
      <text:list text:style-name="L11">
        <text:list-item>
          <text:p text:style-name="P11">Que tipo de teste você aplicaria? (regressão? integração? exploratório?)</text:p>
        </text:list-item>
        <text:list-item>
          <text:p text:style-name="P11">Que risco isso pode gerar?</text:p>
        </text:list-item>
        <text:list-item>
          <text:p text:style-name="P11">Que cenários você criaria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2T19:32:05.821700700</meta:creation-date>
    <dc:date>2026-02-12T19:33:27.695638300</dc:date>
    <meta:editing-duration>PT1M22S</meta:editing-duration>
    <meta:editing-cycles>1</meta:editing-cycles>
    <meta:document-statistic meta:table-count="0" meta:image-count="0" meta:object-count="0" meta:page-count="3" meta:paragraph-count="62" meta:word-count="366" meta:character-count="2039" meta:non-whitespace-character-count="1762"/>
    <meta:generator>LibreOffice/26.2.0.3$Windows_X86_64 LibreOffice_project/620$Build-3</meta:generator>
  </office:meta>
</office:document-meta>
</file>